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457in"/>
    </style:style>
    <style:style style:name="co2" style:family="table-column">
      <style:table-column-properties fo:break-before="auto" style:column-width="3.7189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498in" fo:break-before="auto" style:use-optimal-row-height="false"/>
    </style:style>
    <style:style style:name="ro4" style:family="table-row">
      <style:table-row-properties style:row-height="0.248in" fo:break-before="auto" style:use-optimal-row-height="false"/>
    </style:style>
    <style:style style:name="ro5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Arial1" fo:font-size="8pt" style:font-name-asian="Arial1" style:font-size-asian="8pt" style:font-name-complex="Arial1" style:font-size-complex="8pt"/>
    </style:style>
    <style:style style:name="ce203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in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" style:family="table-cell" style:parent-style-name="Default" style:data-style-name="N129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fo:border-bottom="0.06pt solid #000000" fo:background-color="#ffffff" style:cell-protect="none" style:print-content="tru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0000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in"/>
      <style:text-properties fo:color="#000000" style:font-name="Arial1" fo:font-size="9pt" style:font-name-asian="Arial1" style:font-size-asian="9pt" style:font-name-complex="Arial1" style:font-size-complex="9pt"/>
    </style:style>
    <style:style style:name="ce208" style:family="table-cell" style:parent-style-name="Default" style:data-style-name="N0">
      <style:table-cell-properties fo:border-bottom="0.06pt solid #000000" fo:background-color="#ffffff" style:cell-protect="none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0000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9" style:family="table-cell" style:parent-style-name="Default" style:data-style-name="N166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1" style:family="table-cell" style:parent-style-name="Default" style:data-style-name="N177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2" style:family="table-cell" style:parent-style-name="Default" style:data-style-name="N187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3" style:family="table-cell" style:parent-style-name="Default" style:data-style-name="N198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4" style:family="table-cell" style:parent-style-name="Default" style:data-style-name="N228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5" style:family="table-cell" style:parent-style-name="Default" style:data-style-name="N239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6" style:family="table-cell" style:parent-style-name="Default" style:data-style-name="N25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7" style:family="table-cell" style:parent-style-name="Default" style:data-style-name="N261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8" style:family="table-cell" style:parent-style-name="Default" style:data-style-name="N271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9" style:family="table-cell" style:parent-style-name="Default" style:data-style-name="N281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20" style:family="table-cell" style:parent-style-name="Default" style:data-style-name="N292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21" style:family="table-cell" style:parent-style-name="Default" style:data-style-name="N303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2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23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24" style:family="table-cell" style:parent-style-name="Default" style:data-style-name="N13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25" style:family="table-cell" style:parent-style-name="Default" style:data-style-name="N156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26" style:family="table-cell" style:parent-style-name="Default" style:data-style-name="N14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27" style:family="table-cell" style:parent-style-name="Default" style:data-style-name="N131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28" style:family="table-cell" style:parent-style-name="Default" style:data-style-name="N132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29" style:family="table-cell" style:parent-style-name="Default" style:data-style-name="N133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30" style:family="table-cell" style:parent-style-name="Default" style:data-style-name="N134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31" style:family="table-cell" style:parent-style-name="Default" style:data-style-name="N135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32" style:family="table-cell" style:parent-style-name="Default" style:data-style-name="N136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33" style:family="table-cell" style:parent-style-name="Default" style:data-style-name="N137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34" style:family="table-cell" style:parent-style-name="Default" style:data-style-name="N138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35" style:family="table-cell" style:parent-style-name="Default" style:data-style-name="N139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36" style:family="table-cell" style:parent-style-name="Default" style:data-style-name="N141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37" style:family="table-cell" style:parent-style-name="Default" style:data-style-name="N142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38" style:family="table-cell" style:parent-style-name="Default" style:data-style-name="N143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39" style:family="table-cell" style:parent-style-name="Default" style:data-style-name="N144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40" style:family="table-cell" style:parent-style-name="Default" style:data-style-name="N145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41" style:family="table-cell" style:parent-style-name="Default" style:data-style-name="N146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42" style:family="table-cell" style:parent-style-name="Default" style:data-style-name="N147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43" style:family="table-cell" style:parent-style-name="Default" style:data-style-name="N148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44" style:family="table-cell" style:parent-style-name="Default" style:data-style-name="N149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15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151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47" style:family="table-cell" style:parent-style-name="Default" style:data-style-name="N152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48" style:family="table-cell" style:parent-style-name="Default" style:data-style-name="N153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49" style:family="table-cell" style:parent-style-name="Default" style:data-style-name="N154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50" style:family="table-cell" style:parent-style-name="Default" style:data-style-name="N155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57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58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59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6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61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56" style:family="table-cell" style:parent-style-name="Default" style:data-style-name="N162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63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164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165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167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61" style:family="table-cell" style:parent-style-name="Default" style:data-style-name="N168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62" style:family="table-cell" style:parent-style-name="Default" style:data-style-name="N169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63" style:family="table-cell" style:parent-style-name="Default" style:data-style-name="N17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171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65" style:family="table-cell" style:parent-style-name="Default" style:data-style-name="N172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73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174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75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69" style:family="table-cell" style:parent-style-name="Default" style:data-style-name="N176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78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71" style:family="table-cell" style:parent-style-name="Default" style:data-style-name="N179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72" style:family="table-cell" style:parent-style-name="Default" style:data-style-name="N18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73" style:family="table-cell" style:parent-style-name="Default" style:data-style-name="N181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74" style:family="table-cell" style:parent-style-name="Default" style:data-style-name="N182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75" style:family="table-cell" style:parent-style-name="Default" style:data-style-name="N183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76" style:family="table-cell" style:parent-style-name="Default" style:data-style-name="N184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77" style:family="table-cell" style:parent-style-name="Default" style:data-style-name="N185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78" style:family="table-cell" style:parent-style-name="Default" style:data-style-name="N186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79" style:family="table-cell" style:parent-style-name="Default" style:data-style-name="N188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80" style:family="table-cell" style:parent-style-name="Default" style:data-style-name="N189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81" style:family="table-cell" style:parent-style-name="Default" style:data-style-name="N19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82" style:family="table-cell" style:parent-style-name="Default" style:data-style-name="N191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83" style:family="table-cell" style:parent-style-name="Default" style:data-style-name="N192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84" style:family="table-cell" style:parent-style-name="Default" style:data-style-name="N193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85" style:family="table-cell" style:parent-style-name="Default" style:data-style-name="N194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86" style:family="table-cell" style:parent-style-name="Default" style:data-style-name="N195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87" style:family="table-cell" style:parent-style-name="Default" style:data-style-name="N196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88" style:family="table-cell" style:parent-style-name="Default" style:data-style-name="N197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89" style:family="table-cell" style:parent-style-name="Default" style:data-style-name="N199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90" style:family="table-cell" style:parent-style-name="Default" style:data-style-name="N2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91" style:family="table-cell" style:parent-style-name="Default" style:data-style-name="N201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92" style:family="table-cell" style:parent-style-name="Default" style:data-style-name="N202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93" style:family="table-cell" style:parent-style-name="Default" style:data-style-name="N203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94" style:family="table-cell" style:parent-style-name="Default" style:data-style-name="N204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95" style:family="table-cell" style:parent-style-name="Default" style:data-style-name="N205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96" style:family="table-cell" style:parent-style-name="Default" style:data-style-name="N206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97" style:family="table-cell" style:parent-style-name="Default" style:data-style-name="N207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98" style:family="table-cell" style:parent-style-name="Default" style:data-style-name="N208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99" style:family="table-cell" style:parent-style-name="Default" style:data-style-name="N209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00" style:family="table-cell" style:parent-style-name="Default" style:data-style-name="N21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01" style:family="table-cell" style:parent-style-name="Default" style:data-style-name="N211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02" style:family="table-cell" style:parent-style-name="Default" style:data-style-name="N212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03" style:family="table-cell" style:parent-style-name="Default" style:data-style-name="N213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04" style:family="table-cell" style:parent-style-name="Default" style:data-style-name="N214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05" style:family="table-cell" style:parent-style-name="Default" style:data-style-name="N215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06" style:family="table-cell" style:parent-style-name="Default" style:data-style-name="N216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07" style:family="table-cell" style:parent-style-name="Default" style:data-style-name="N217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08" style:family="table-cell" style:parent-style-name="Default" style:data-style-name="N218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09" style:family="table-cell" style:parent-style-name="Default" style:data-style-name="N219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10" style:family="table-cell" style:parent-style-name="Default" style:data-style-name="N22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11" style:family="table-cell" style:parent-style-name="Default" style:data-style-name="N221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12" style:family="table-cell" style:parent-style-name="Default" style:data-style-name="N222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13" style:family="table-cell" style:parent-style-name="Default" style:data-style-name="N223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14" style:family="table-cell" style:parent-style-name="Default" style:data-style-name="N224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15" style:family="table-cell" style:parent-style-name="Default" style:data-style-name="N225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16" style:family="table-cell" style:parent-style-name="Default" style:data-style-name="N226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17" style:family="table-cell" style:parent-style-name="Default" style:data-style-name="N227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18" style:family="table-cell" style:parent-style-name="Default" style:data-style-name="N229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19" style:family="table-cell" style:parent-style-name="Default" style:data-style-name="N23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20" style:family="table-cell" style:parent-style-name="Default" style:data-style-name="N231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21" style:family="table-cell" style:parent-style-name="Default" style:data-style-name="N232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22" style:family="table-cell" style:parent-style-name="Default" style:data-style-name="N233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23" style:family="table-cell" style:parent-style-name="Default" style:data-style-name="N234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24" style:family="table-cell" style:parent-style-name="Default" style:data-style-name="N235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25" style:family="table-cell" style:parent-style-name="Default" style:data-style-name="N236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26" style:family="table-cell" style:parent-style-name="Default" style:data-style-name="N237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27" style:family="table-cell" style:parent-style-name="Default" style:data-style-name="N238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28" style:family="table-cell" style:parent-style-name="Default" style:data-style-name="N24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29" style:family="table-cell" style:parent-style-name="Default" style:data-style-name="N241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30" style:family="table-cell" style:parent-style-name="Default" style:data-style-name="N242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31" style:family="table-cell" style:parent-style-name="Default" style:data-style-name="N243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32" style:family="table-cell" style:parent-style-name="Default" style:data-style-name="N244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33" style:family="table-cell" style:parent-style-name="Default" style:data-style-name="N245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34" style:family="table-cell" style:parent-style-name="Default" style:data-style-name="N246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35" style:family="table-cell" style:parent-style-name="Default" style:data-style-name="N247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36" style:family="table-cell" style:parent-style-name="Default" style:data-style-name="N248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37" style:family="table-cell" style:parent-style-name="Default" style:data-style-name="N249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38" style:family="table-cell" style:parent-style-name="Default" style:data-style-name="N251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39" style:family="table-cell" style:parent-style-name="Default" style:data-style-name="N252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40" style:family="table-cell" style:parent-style-name="Default" style:data-style-name="N253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41" style:family="table-cell" style:parent-style-name="Default" style:data-style-name="N254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42" style:family="table-cell" style:parent-style-name="Default" style:data-style-name="N255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43" style:family="table-cell" style:parent-style-name="Default" style:data-style-name="N256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44" style:family="table-cell" style:parent-style-name="Default" style:data-style-name="N257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45" style:family="table-cell" style:parent-style-name="Default" style:data-style-name="N258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46" style:family="table-cell" style:parent-style-name="Default" style:data-style-name="N259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47" style:family="table-cell" style:parent-style-name="Default" style:data-style-name="N26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48" style:family="table-cell" style:parent-style-name="Default" style:data-style-name="N262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49" style:family="table-cell" style:parent-style-name="Default" style:data-style-name="N263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50" style:family="table-cell" style:parent-style-name="Default" style:data-style-name="N264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51" style:family="table-cell" style:parent-style-name="Default" style:data-style-name="N265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52" style:family="table-cell" style:parent-style-name="Default" style:data-style-name="N267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53" style:family="table-cell" style:parent-style-name="Default" style:data-style-name="N268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54" style:family="table-cell" style:parent-style-name="Default" style:data-style-name="N269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55" style:family="table-cell" style:parent-style-name="Default" style:data-style-name="N27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56" style:family="table-cell" style:parent-style-name="Default" style:data-style-name="N272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57" style:family="table-cell" style:parent-style-name="Default" style:data-style-name="N273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58" style:family="table-cell" style:parent-style-name="Default" style:data-style-name="N274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59" style:family="table-cell" style:parent-style-name="Default" style:data-style-name="N275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60" style:family="table-cell" style:parent-style-name="Default" style:data-style-name="N276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61" style:family="table-cell" style:parent-style-name="Default" style:data-style-name="N277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62" style:family="table-cell" style:parent-style-name="Default" style:data-style-name="N278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63" style:family="table-cell" style:parent-style-name="Default" style:data-style-name="N279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64" style:family="table-cell" style:parent-style-name="Default" style:data-style-name="N28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65" style:family="table-cell" style:parent-style-name="Default" style:data-style-name="N282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66" style:family="table-cell" style:parent-style-name="Default" style:data-style-name="N283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67" style:family="table-cell" style:parent-style-name="Default" style:data-style-name="N284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68" style:family="table-cell" style:parent-style-name="Default" style:data-style-name="N285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69" style:family="table-cell" style:parent-style-name="Default" style:data-style-name="N286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70" style:family="table-cell" style:parent-style-name="Default" style:data-style-name="N287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71" style:family="table-cell" style:parent-style-name="Default" style:data-style-name="N288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72" style:family="table-cell" style:parent-style-name="Default" style:data-style-name="N289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73" style:family="table-cell" style:parent-style-name="Default" style:data-style-name="N29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74" style:family="table-cell" style:parent-style-name="Default" style:data-style-name="N291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75" style:family="table-cell" style:parent-style-name="Default" style:data-style-name="N293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76" style:family="table-cell" style:parent-style-name="Default" style:data-style-name="N294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77" style:family="table-cell" style:parent-style-name="Default" style:data-style-name="N295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78" style:family="table-cell" style:parent-style-name="Default" style:data-style-name="N296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79" style:family="table-cell" style:parent-style-name="Default" style:data-style-name="N297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80" style:family="table-cell" style:parent-style-name="Default" style:data-style-name="N298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81" style:family="table-cell" style:parent-style-name="Default" style:data-style-name="N299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82" style:family="table-cell" style:parent-style-name="Default" style:data-style-name="N3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83" style:family="table-cell" style:parent-style-name="Default" style:data-style-name="N301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84" style:family="table-cell" style:parent-style-name="Default" style:data-style-name="N302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85" style:family="table-cell" style:parent-style-name="Default" style:data-style-name="N304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86" style:family="table-cell" style:parent-style-name="Default" style:data-style-name="N305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87" style:family="table-cell" style:parent-style-name="Default" style:data-style-name="N306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88" style:family="table-cell" style:parent-style-name="Default" style:data-style-name="N307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89" style:family="table-cell" style:parent-style-name="Default" style:data-style-name="N308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90" style:family="table-cell" style:parent-style-name="Default" style:data-style-name="N309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91" style:family="table-cell" style:parent-style-name="Default" style:data-style-name="N31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92" style:family="table-cell" style:parent-style-name="Default" style:data-style-name="N311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93" style:family="table-cell" style:parent-style-name="Default" style:data-style-name="N312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94" style:family="table-cell" style:parent-style-name="Default" style:data-style-name="N314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95" style:family="table-cell" style:parent-style-name="Default" style:data-style-name="N315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96" style:family="table-cell" style:parent-style-name="Default" style:data-style-name="N316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97" style:family="table-cell" style:parent-style-name="Default" style:data-style-name="N317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98" style:family="table-cell" style:parent-style-name="Default" style:data-style-name="N318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199" style:family="table-cell" style:parent-style-name="Default" style:data-style-name="N319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200" style:family="table-cell" style:parent-style-name="Default" style:data-style-name="N32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201" style:family="table-cell" style:parent-style-name="Default" style:data-style-name="N313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202" style:family="table-cell" style:parent-style-name="Default" style:data-style-name="N266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fo:color="#000000" style:font-name="Arial1" fo:font-size="9pt" style:font-name-asian="Arial1" style:font-size-asian="9pt" style:font-name-complex="Arial1" style:font-size-complex="9pt"/>
    </style:style>
    <style:style style:name="ce402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automatic"/>
    </style:style>
    <style:style style:name="ce10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03"/>
        <table:table-column table:style-name="co2" table:default-cell-style-name="ce203"/>
        <table:table-column table:style-name="co3" table:default-cell-style-name="ce203"/>
        <table:table-column table:style-name="co4" table:number-columns-repeated="16381" table:default-cell-style-name="ce203"/>
        <table:table-row table:style-name="ro1">
          <table:table-cell table:style-name="ce2"/>
          <table:table-cell table:style-name="ce3"/>
          <table:table-cell table:style-name="ce2"/>
          <table:table-cell table:number-columns-repeated="16381"/>
        </table:table-row>
        <table:table-row table:style-name="ro2">
          <table:table-cell/>
          <table:table-cell table:style-name="ce4" office:value-type="date" office:date-value="2021-12-28" calcext:value-type="date">
            <text:p>28.12.2021</text:p>
          </table:table-cell>
          <table:table-cell table:number-columns-repeated="16382"/>
        </table:table-row>
        <table:table-row table:style-name="ro3">
          <table:table-cell table:style-name="ce2"/>
          <table:table-cell table:style-name="ce206" office:value-type="string" calcext:value-type="string">
            <text:p>Номенклатура</text:p>
          </table:table-cell>
          <table:table-cell table:style-name="ce208" office:value-type="string" calcext:value-type="string">
            <text:p>Складское наличие,</text:p>
            <text:p>Кол-во</text:p>
          </table:table-cell>
          <table:table-cell table:style-name="ce402" office:value-type="string" calcext:value-type="string">
            <text:p>цена за тонну</text:p>
          </table:table-cell>
          <table:table-cell table:number-columns-repeated="16380"/>
        </table:table-row>
        <table:table-row-group>
          <table:table-row table:style-name="ro4">
            <table:table-cell table:style-name="ce2"/>
            <table:table-cell table:style-name="ce8" office:value-type="string" calcext:value-type="string">
              <text:p>Квадрат 140х140мм ст.5ХНМ (т)</text:p>
            </table:table-cell>
            <table:table-cell table:style-name="ce9" office:value-type="float" office:value="0.225" calcext:value-type="float">
              <text:p>0,225</text:p>
            </table:table-cell>
            <table:table-cell table:style-name="ce10" office:value-type="float" office:value="170000" calcext:value-type="float">
              <text:p>170000</text:p>
            </table:table-cell>
            <table:table-cell table:number-columns-repeated="16380"/>
          </table:table-row>
          <table:table-row table:style-name="ro4">
            <table:table-cell table:style-name="ce2"/>
            <table:table-cell table:style-name="ce8" office:value-type="string" calcext:value-type="string">
              <text:p>Квадрат 200х200мм ст.3 (т)</text:p>
            </table:table-cell>
            <table:table-cell table:style-name="ce11" office:value-type="float" office:value="1.7" calcext:value-type="float">
              <text:p>1,700</text:p>
            </table:table-cell>
            <table:table-cell table:style-name="ce10" office:value-type="float" office:value="80000" calcext:value-type="float">
              <text:p>80000</text:p>
            </table:table-cell>
            <table:table-cell table:number-columns-repeated="16380"/>
          </table:table-row>
          <table:table-row table:style-name="ro4">
            <table:table-cell table:style-name="ce2"/>
            <table:table-cell table:style-name="ce8" office:value-type="string" calcext:value-type="string">
              <text:p>Квадрат 210х210мм ст.65Г (т)</text:p>
            </table:table-cell>
            <table:table-cell table:style-name="ce12" office:value-type="float" office:value="0.28" calcext:value-type="float">
              <text:p>0,280</text:p>
            </table:table-cell>
            <table:table-cell table:style-name="ce10" office:value-type="float" office:value="100000" calcext:value-type="float">
              <text:p>100000</text:p>
            </table:table-cell>
            <table:table-cell table:number-columns-repeated="16380"/>
          </table:table-row>
          <table:table-row table:style-name="ro4">
            <table:table-cell table:style-name="ce2"/>
            <table:table-cell table:style-name="ce8" office:value-type="string" calcext:value-type="string">
              <text:p>Квадрат 250х250мм ст.45 (т)</text:p>
            </table:table-cell>
            <table:table-cell table:style-name="ce13" office:value-type="float" office:value="0.133" calcext:value-type="float">
              <text:p>0,133</text:p>
            </table:table-cell>
            <table:table-cell table:style-name="ce10" office:value-type="float" office:value="120000" calcext:value-type="float">
              <text:p>120000</text:p>
            </table:table-cell>
            <table:table-cell table:number-columns-repeated="16380"/>
          </table:table-row>
          <table:table-row table:style-name="ro4">
            <table:table-cell table:style-name="ce2"/>
            <table:table-cell table:style-name="ce8" office:value-type="string" calcext:value-type="string">
              <text:p>Круг <text:s text:c="2"/>ф8мм ст.40Х13 (кг)</text:p>
            </table:table-cell>
            <table:table-cell table:style-name="ce14" office:value-type="float" office:value="17" calcext:value-type="float">
              <text:p>17,000</text:p>
            </table:table-cell>
            <table:table-cell table:style-name="ce10" office:value-type="float" office:value="250000" calcext:value-type="float">
              <text:p>250000</text:p>
            </table:table-cell>
            <table:table-cell table:number-columns-repeated="16380"/>
          </table:table-row>
          <table:table-row table:style-name="ro4">
            <table:table-cell table:style-name="ce2"/>
            <table:table-cell table:style-name="ce8" office:value-type="string" calcext:value-type="string">
              <text:p>Круг <text:s/>ф10мм ст.35 калибр <text:s/>(т)</text:p>
            </table:table-cell>
            <table:table-cell table:style-name="ce15" office:value-type="float" office:value="0.015" calcext:value-type="float">
              <text:p>0,015</text:p>
            </table:table-cell>
            <table:table-cell table:style-name="ce10" office:value-type="float" office:value="90990" calcext:value-type="float">
              <text:p>90990</text:p>
            </table:table-cell>
            <table:table-cell table:number-columns-repeated="16380"/>
          </table:table-row>
          <table:table-row table:style-name="ro4">
            <table:table-cell table:style-name="ce2"/>
            <table:table-cell table:style-name="ce8" office:value-type="string" calcext:value-type="string">
              <text:p>Круг <text:s/>ф10мм ст.40Х калибр <text:s/>(кг)</text:p>
            </table:table-cell>
            <table:table-cell table:style-name="ce16" office:value-type="float" office:value="44" calcext:value-type="float">
              <text:p>44,000</text:p>
            </table:table-cell>
            <table:table-cell table:style-name="ce10" office:value-type="float" office:value="98000" calcext:value-type="float">
              <text:p>98000</text:p>
            </table:table-cell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7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8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9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0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1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3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 table:number-rows-repeated="7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3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4"/>
            <table:table-cell table:style-name="ce10"/>
            <table:table-cell table:number-columns-repeated="16380"/>
          </table:table-row>
          <table:table-row table:style-name="ro4" table:number-rows-repeated="5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5"/>
            <table:table-cell table:style-name="ce10"/>
            <table:table-cell table:number-columns-repeated="16380"/>
          </table:table-row>
          <table:table-row table:style-name="ro4" table:number-rows-repeated="2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5"/>
            <table:table-cell table:style-name="ce10"/>
            <table:table-cell table:number-columns-repeated="16380"/>
          </table:table-row>
          <table:table-row table:style-name="ro4" table:number-rows-repeated="3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3"/>
            <table:table-cell table:style-name="ce10"/>
            <table:table-cell table:number-columns-repeated="16380"/>
          </table:table-row>
          <table:table-row table:style-name="ro4" table:number-rows-repeated="5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5"/>
            <table:table-cell table:style-name="ce10"/>
            <table:table-cell table:number-columns-repeated="16380"/>
          </table:table-row>
          <table:table-row table:style-name="ro4" table:number-rows-repeated="4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 table:number-rows-repeated="7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 table:number-rows-repeated="3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 table:number-rows-repeated="2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 table:number-rows-repeated="9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 table:number-rows-repeated="4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3"/>
            <table:table-cell table:style-name="ce10"/>
            <table:table-cell table:number-columns-repeated="16380"/>
          </table:table-row>
          <table:table-row table:style-name="ro4" table:number-rows-repeated="10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6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7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8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3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9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30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31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3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33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34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35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36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37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38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39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40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41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4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43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44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45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46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47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8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48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49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50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51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5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53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54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55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56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57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58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59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60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61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6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63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64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65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66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67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68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69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70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71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7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73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74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75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76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77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78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79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80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81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8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83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60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84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85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86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87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88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89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90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91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9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93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94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95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96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97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98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99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00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01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78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02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03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04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05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06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107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08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09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1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10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11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1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8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13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14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15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97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116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17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18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19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20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8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121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23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24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25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26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27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28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29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30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31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13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33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34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35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36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37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38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39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40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41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4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43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44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45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46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47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48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49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50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51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5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53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54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55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56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157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58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59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60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61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6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41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63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64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65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66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67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68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69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70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71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7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73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74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75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76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77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78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79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80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81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8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83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84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85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86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87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88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5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89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90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91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3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9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93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94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95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96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97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98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99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00"/>
            <table:table-cell table:style-name="ce10"/>
            <table:table-cell table:number-columns-repeated="16380"/>
          </table:table-row>
          <table:table-row table:style-name="ro4" table:number-rows-repeated="5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87"/>
            <table:table-cell table:style-name="ce10"/>
            <table:table-cell table:number-columns-repeated="16380"/>
          </table:table-row>
          <table:table-row table:style-name="ro4" table:number-rows-repeated="2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80"/>
            <table:table-cell table:style-name="ce10"/>
            <table:table-cell table:number-columns-repeated="16380"/>
          </table:table-row>
          <table:table-row table:style-name="ro4" table:number-rows-repeated="3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01"/>
            <table:table-cell table:style-name="ce10"/>
            <table:table-cell table:number-columns-repeated="16380"/>
          </table:table-row>
          <table:table-row table:style-name="ro4" table:number-rows-repeated="5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54"/>
            <table:table-cell table:style-name="ce10"/>
            <table:table-cell table:number-columns-repeated="16380"/>
          </table:table-row>
          <table:table-row table:style-name="ro4" table:number-rows-repeated="2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0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71"/>
            <table:table-cell table:style-name="ce10"/>
            <table:table-cell table:number-columns-repeated="16380"/>
          </table:table-row>
          <table:table-row table:style-name="ro4" table:number-rows-repeated="9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0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02"/>
            <table:table-cell table:style-name="ce10"/>
            <table:table-cell table:number-columns-repeated="16380"/>
          </table:table-row>
          <table:table-row table:style-name="ro4" table:number-rows-repeated="8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24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3"/>
            <table:table-cell table:style-name="ce10"/>
            <table:table-cell table:number-columns-repeated="16380"/>
          </table:table-row>
          <table:table-row table:style-name="ro4" table:number-rows-repeated="2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09"/>
            <table:table-cell table:style-name="ce10"/>
            <table:table-cell table:number-columns-repeated="16380"/>
          </table:table-row>
          <table:table-row table:style-name="ro4" table:number-rows-repeated="2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3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54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35"/>
            <table:table-cell table:style-name="ce10"/>
            <table:table-cell table:number-columns-repeated="16380"/>
          </table:table-row>
          <table:table-row table:style-name="ro4" table:number-rows-repeated="6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90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73"/>
            <table:table-cell table:style-name="ce10"/>
            <table:table-cell table:number-columns-repeated="16380"/>
          </table:table-row>
          <table:table-row table:style-name="ro4" table:number-rows-repeated="3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1"/>
            <table:table-cell table:style-name="ce10"/>
            <table:table-cell table:number-columns-repeated="16380"/>
          </table:table-row>
          <table:table-row table:style-name="ro4" table:number-rows-repeated="9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 table:number-rows-repeated="2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95"/>
            <table:table-cell table:style-name="ce10"/>
            <table:table-cell table:number-columns-repeated="16380"/>
          </table:table-row>
          <table:table-row table:style-name="ro4" table:number-rows-repeated="9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3"/>
            <table:table-cell table:style-name="ce10"/>
            <table:table-cell table:number-columns-repeated="16380"/>
          </table:table-row>
          <table:table-row table:style-name="ro4" table:number-rows-repeated="9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 table:visibility="collapse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 table:number-rows-repeated="2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123"/>
            <table:table-cell table:style-name="ce10"/>
            <table:table-cell table:number-columns-repeated="16380"/>
          </table:table-row>
          <table:table-row table:style-name="ro4" table:number-rows-repeated="4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98"/>
            <table:table-cell table:style-name="ce10"/>
            <table:table-cell table:number-columns-repeated="16380"/>
          </table:table-row>
          <table:table-row table:style-name="ro4" table:number-rows-repeated="4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56"/>
            <table:table-cell table:style-name="ce10"/>
            <table:table-cell table:number-columns-repeated="16380"/>
          </table:table-row>
          <table:table-row table:style-name="ro4" table:number-rows-repeated="5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6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  <table:table-row table:style-name="ro4">
            <table:table-cell table:style-name="ce2"/>
            <table:table-cell table:style-name="ce8"/>
            <table:table-cell table:style-name="ce36"/>
            <table:table-cell table:style-name="ce10"/>
            <table:table-cell table:number-columns-repeated="16380"/>
          </table:table-row>
          <table:table-row table:style-name="ro4" table:number-rows-repeated="6">
            <table:table-cell table:style-name="ce2"/>
            <table:table-cell table:style-name="ce8"/>
            <table:table-cell table:style-name="ce22"/>
            <table:table-cell table:style-name="ce10"/>
            <table:table-cell table:number-columns-repeated="16380"/>
          </table:table-row>
        </table:table-row-group>
        <table:table-row table:style-name="ro5" table:number-rows-repeated="1048146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B3:Sheet1.D42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number:number-style style:name="N130">
      <number:text>0,051</number:text>
    </number:number-style>
    <number:number-style style:name="N131">
      <number:text>0,279</number:text>
    </number:number-style>
    <number:number-style style:name="N132">
      <number:text>0,197</number:text>
    </number:number-style>
    <number:number-style style:name="N133">
      <number:text>1,286</number:text>
    </number:number-style>
    <number:number-style style:name="N134">
      <number:text>0,710</number:text>
    </number:number-style>
    <number:number-style style:name="N135">
      <number:text>0,540</number:text>
    </number:number-style>
    <number:number-style style:name="N136">
      <number:text>0,168</number:text>
    </number:number-style>
    <number:number-style style:name="N137">
      <number:text>0,642</number:text>
    </number:number-style>
    <number:number-style style:name="N138">
      <number:text>3,224</number:text>
    </number:number-style>
    <number:number-style style:name="N139">
      <number:text>0,096</number:text>
    </number:number-style>
    <number:number-style style:name="N140">
      <number:text>1,000</number:text>
    </number:number-style>
    <number:number-style style:name="N141">
      <number:text>0,222</number:text>
    </number:number-style>
    <number:number-style style:name="N142">
      <number:text>0,291</number:text>
    </number:number-style>
    <number:number-style style:name="N143">
      <number:text>0,477</number:text>
    </number:number-style>
    <number:number-style style:name="N144">
      <number:text>0,324</number:text>
    </number:number-style>
    <number:number-style style:name="N145">
      <number:text>0,977</number:text>
    </number:number-style>
    <number:number-style style:name="N146">
      <number:text>1,045</number:text>
    </number:number-style>
    <number:number-style style:name="N147">
      <number:text>0,597</number:text>
    </number:number-style>
    <number:number-style style:name="N148">
      <number:text>0,312</number:text>
    </number:number-style>
    <number:number-style style:name="N149">
      <number:text>0,964</number:text>
    </number:number-style>
    <number:number-style style:name="N150">
      <number:text>0,537</number:text>
    </number:number-style>
    <number:number-style style:name="N151">
      <number:text>0,618</number:text>
    </number:number-style>
    <number:number-style style:name="N152">
      <number:text>0,686</number:text>
    </number:number-style>
    <number:number-style style:name="N153">
      <number:text>3,545</number:text>
    </number:number-style>
    <number:number-style style:name="N154">
      <number:text>1,340</number:text>
    </number:number-style>
    <number:number-style style:name="N155">
      <number:text>0,254</number:text>
    </number:number-style>
    <number:number-style style:name="N156">
      <number:text>0,023</number:text>
    </number:number-style>
    <number:number-style style:name="N157">
      <number:text>0,209</number:text>
    </number:number-style>
    <number:number-style style:name="N158">
      <number:text>0,146</number:text>
    </number:number-style>
    <number:number-style style:name="N159">
      <number:text>0,355</number:text>
    </number:number-style>
    <number:number-style style:name="N160">
      <number:text>0,169</number:text>
    </number:number-style>
    <number:number-style style:name="N161">
      <number:text>0,612</number:text>
    </number:number-style>
    <number:number-style style:name="N162">
      <number:text>0,304</number:text>
    </number:number-style>
    <number:number-style style:name="N163">
      <number:text>0,248</number:text>
    </number:number-style>
    <number:number-style style:name="N164">
      <number:text>91,000</number:text>
    </number:number-style>
    <number:number-style style:name="N165">
      <number:text>0,048</number:text>
    </number:number-style>
    <number:number-style style:name="N166">
      <number:text>0,225</number:text>
    </number:number-style>
    <number:number-style style:name="N167">
      <number:text>0,200</number:text>
    </number:number-style>
    <number:number-style style:name="N168">
      <number:text>80,000</number:text>
    </number:number-style>
    <number:number-style style:name="N169">
      <number:text>0,136</number:text>
    </number:number-style>
    <number:number-style style:name="N170">
      <number:text>1,677</number:text>
    </number:number-style>
    <number:number-style style:name="N171">
      <number:text>0,574</number:text>
    </number:number-style>
    <number:number-style style:name="N172">
      <number:text>0,585</number:text>
    </number:number-style>
    <number:number-style style:name="N173">
      <number:text>0,709</number:text>
    </number:number-style>
    <number:number-style style:name="N174">
      <number:text>6,318</number:text>
    </number:number-style>
    <number:number-style style:name="N175">
      <number:text>0,010</number:text>
    </number:number-style>
    <number:number-style style:name="N176">
      <number:text>0,807</number:text>
    </number:number-style>
    <number:number-style style:name="N177">
      <number:text>1,700</number:text>
    </number:number-style>
    <number:number-style style:name="N178">
      <number:text>0,575</number:text>
    </number:number-style>
    <number:number-style style:name="N179">
      <number:text>183,000</number:text>
    </number:number-style>
    <number:number-style style:name="N180">
      <number:text>0,187</number:text>
    </number:number-style>
    <number:number-style style:name="N181">
      <number:text>0,535</number:text>
    </number:number-style>
    <number:number-style style:name="N182">
      <number:text>1,274</number:text>
    </number:number-style>
    <number:number-style style:name="N183">
      <number:text>0,929</number:text>
    </number:number-style>
    <number:number-style style:name="N184">
      <number:text>0,125</number:text>
    </number:number-style>
    <number:number-style style:name="N185">
      <number:text>1,374</number:text>
    </number:number-style>
    <number:number-style style:name="N186">
      <number:text>0,309</number:text>
    </number:number-style>
    <number:number-style style:name="N187">
      <number:text>0,280</number:text>
    </number:number-style>
    <number:number-style style:name="N188">
      <number:text>2,022</number:text>
    </number:number-style>
    <number:number-style style:name="N189">
      <number:text>1,344</number:text>
    </number:number-style>
    <number:number-style style:name="N190">
      <number:text>0,645</number:text>
    </number:number-style>
    <number:number-style style:name="N191">
      <number:text>0,458</number:text>
    </number:number-style>
    <number:number-style style:name="N192">
      <number:text>1,797</number:text>
    </number:number-style>
    <number:number-style style:name="N193">
      <number:text>0,713</number:text>
    </number:number-style>
    <number:number-style style:name="N194">
      <number:text>0,007</number:text>
    </number:number-style>
    <number:number-style style:name="N195">
      <number:text>0,629</number:text>
    </number:number-style>
    <number:number-style style:name="N196">
      <number:text>0,328</number:text>
    </number:number-style>
    <number:number-style style:name="N197">
      <number:text>0,039</number:text>
    </number:number-style>
    <number:number-style style:name="N198">
      <number:text>0,133</number:text>
    </number:number-style>
    <number:number-style style:name="N199">
      <number:text>3,485</number:text>
    </number:number-style>
    <number:number-style style:name="N200">
      <number:text>0,379</number:text>
    </number:number-style>
    <number:number-style style:name="N201">
      <number:text>0,173</number:text>
    </number:number-style>
    <number:number-style style:name="N202">
      <number:text>0,580</number:text>
    </number:number-style>
    <number:number-style style:name="N203">
      <number:text>1,328</number:text>
    </number:number-style>
    <number:number-style style:name="N204">
      <number:text>0,278</number:text>
    </number:number-style>
    <number:number-style style:name="N205">
      <number:text>0,034</number:text>
    </number:number-style>
    <number:number-style style:name="N206">
      <number:text>1,400</number:text>
    </number:number-style>
    <number:number-style style:name="N207">
      <number:text>0,670</number:text>
    </number:number-style>
    <number:number-style style:name="N208">
      <number:text>0,941</number:text>
    </number:number-style>
    <number:number-style style:name="N209">
      <number:text>0,593</number:text>
    </number:number-style>
    <number:number-style style:name="N210">
      <number:text>0,893</number:text>
    </number:number-style>
    <number:number-style style:name="N211">
      <number:text>0,745</number:text>
    </number:number-style>
    <number:number-style style:name="N212">
      <number:text>0,592</number:text>
    </number:number-style>
    <number:number-style style:name="N213">
      <number:text>0,336</number:text>
    </number:number-style>
    <number:number-style style:name="N214">
      <number:text>0,679</number:text>
    </number:number-style>
    <number:number-style style:name="N215">
      <number:text>0,986</number:text>
    </number:number-style>
    <number:number-style style:name="N216">
      <number:text>0,716</number:text>
    </number:number-style>
    <number:number-style style:name="N217">
      <number:text>0,027</number:text>
    </number:number-style>
    <number:number-style style:name="N218">
      <number:text>1,923</number:text>
    </number:number-style>
    <number:number-style style:name="N219">
      <number:text>0,104</number:text>
    </number:number-style>
    <number:number-style style:name="N220">
      <number:text>1,806</number:text>
    </number:number-style>
    <number:number-style style:name="N221">
      <number:text>0,171</number:text>
    </number:number-style>
    <number:number-style style:name="N222">
      <number:text>1,731</number:text>
    </number:number-style>
    <number:number-style style:name="N223">
      <number:text>1,723</number:text>
    </number:number-style>
    <number:number-style style:name="N224">
      <number:text>0,643</number:text>
    </number:number-style>
    <number:number-style style:name="N225">
      <number:text>0,916</number:text>
    </number:number-style>
    <number:number-style style:name="N226">
      <number:text>0,018</number:text>
    </number:number-style>
    <number:number-style style:name="N227">
      <number:text>1,871</number:text>
    </number:number-style>
    <number:number-style style:name="N228">
      <number:text>17,000</number:text>
    </number:number-style>
    <number:number-style style:name="N229">
      <number:text>4,324</number:text>
    </number:number-style>
    <number:number-style style:name="N230">
      <number:text>2,178</number:text>
    </number:number-style>
    <number:number-style style:name="N231">
      <number:text>2,372</number:text>
    </number:number-style>
    <number:number-style style:name="N232">
      <number:text>0,020</number:text>
    </number:number-style>
    <number:number-style style:name="N233">
      <number:text>3,356</number:text>
    </number:number-style>
    <number:number-style style:name="N234">
      <number:text>0,880</number:text>
    </number:number-style>
    <number:number-style style:name="N235">
      <number:text>0,121</number:text>
    </number:number-style>
    <number:number-style style:name="N236">
      <number:text>1,708</number:text>
    </number:number-style>
    <number:number-style style:name="N237">
      <number:text>2,490</number:text>
    </number:number-style>
    <number:number-style style:name="N238">
      <number:text>1,436</number:text>
    </number:number-style>
    <number:number-style style:name="N239">
      <number:text>0,015</number:text>
    </number:number-style>
    <number:number-style style:name="N240">
      <number:text>1,489</number:text>
    </number:number-style>
    <number:number-style style:name="N241">
      <number:text>2,254</number:text>
    </number:number-style>
    <number:number-style style:name="N242">
      <number:text>3,158</number:text>
    </number:number-style>
    <number:number-style style:name="N243">
      <number:text>2,010</number:text>
    </number:number-style>
    <number:number-style style:name="N244">
      <number:text>0,810</number:text>
    </number:number-style>
    <number:number-style style:name="N245">
      <number:text>1,055</number:text>
    </number:number-style>
    <number:number-style style:name="N246">
      <number:text>4,123</number:text>
    </number:number-style>
    <number:number-style style:name="N247">
      <number:text>2,830</number:text>
    </number:number-style>
    <number:number-style style:name="N248">
      <number:text>1,330</number:text>
    </number:number-style>
    <number:number-style style:name="N249">
      <number:text>3,479</number:text>
    </number:number-style>
    <number:number-style style:name="N250">
      <number:text>44,000</number:text>
    </number:number-style>
    <number:number-style style:name="N251">
      <number:text>5,334</number:text>
    </number:number-style>
    <number:number-style style:name="N252">
      <number:text>7,842</number:text>
    </number:number-style>
    <number:number-style style:name="N253">
      <number:text>2,132</number:text>
    </number:number-style>
    <number:number-style style:name="N254">
      <number:text>2,931</number:text>
    </number:number-style>
    <number:number-style style:name="N255">
      <number:text>1,662</number:text>
    </number:number-style>
    <number:number-style style:name="N256">
      <number:text>0,700</number:text>
    </number:number-style>
    <number:number-style style:name="N257">
      <number:text>5,313</number:text>
    </number:number-style>
    <number:number-style style:name="N258">
      <number:text>2,790</number:text>
    </number:number-style>
    <number:number-style style:name="N259">
      <number:text>2,813</number:text>
    </number:number-style>
    <number:number-style style:name="N260">
      <number:text>2,945</number:text>
    </number:number-style>
    <number:number-style style:name="N261">
      <number:text>200,000</number:text>
    </number:number-style>
    <number:number-style style:name="N262">
      <number:text>2,746</number:text>
    </number:number-style>
    <number:number-style style:name="N263">
      <number:text>4,352</number:text>
    </number:number-style>
    <number:number-style style:name="N264">
      <number:text>3,246</number:text>
    </number:number-style>
    <number:number-style style:name="N265">
      <number:text>4,154</number:text>
    </number:number-style>
    <number:number-style style:name="N266">
      <number:text>0,078</number:text>
    </number:number-style>
    <number:number-style style:name="N267">
      <number:text>0,954</number:text>
    </number:number-style>
    <number:number-style style:name="N268">
      <number:text>0,224</number:text>
    </number:number-style>
    <number:number-style style:name="N269">
      <number:text>10,500</number:text>
    </number:number-style>
    <number:number-style style:name="N270">
      <number:text>0,022</number:text>
    </number:number-style>
    <number:number-style style:name="N271">
      <number:text>0,389</number:text>
    </number:number-style>
    <number:number-style style:name="N272">
      <number:text>0,207</number:text>
    </number:number-style>
    <number:number-style style:name="N273">
      <number:text>0,008</number:text>
    </number:number-style>
    <number:number-style style:name="N274">
      <number:text>0,094</number:text>
    </number:number-style>
    <number:number-style style:name="N275">
      <number:text>0,639</number:text>
    </number:number-style>
    <number:number-style style:name="N276">
      <number:text>1,605</number:text>
    </number:number-style>
    <number:number-style style:name="N277">
      <number:text>0,301</number:text>
    </number:number-style>
    <number:number-style style:name="N278">
      <number:text>0,470</number:text>
    </number:number-style>
    <number:number-style style:name="N279">
      <number:text>1,739</number:text>
    </number:number-style>
    <number:number-style style:name="N280">
      <number:text>0,735</number:text>
    </number:number-style>
    <number:number-style style:name="N281">
      <number:text>175,000</number:text>
    </number:number-style>
    <number:number-style style:name="N282">
      <number:text>0,338</number:text>
    </number:number-style>
    <number:number-style style:name="N283">
      <number:text>0,813</number:text>
    </number:number-style>
    <number:number-style style:name="N284">
      <number:text>0,148</number:text>
    </number:number-style>
    <number:number-style style:name="N285">
      <number:text>0,270</number:text>
    </number:number-style>
    <number:number-style style:name="N286">
      <number:text>0,406</number:text>
    </number:number-style>
    <number:number-style style:name="N287">
      <number:text>0,163</number:text>
    </number:number-style>
    <number:number-style style:name="N288">
      <number:text>0,176</number:text>
    </number:number-style>
    <number:number-style style:name="N289">
      <number:text>0,307</number:text>
    </number:number-style>
    <number:number-style style:name="N290">
      <number:text>0,159</number:text>
    </number:number-style>
    <number:number-style style:name="N291">
      <number:text>0,383</number:text>
    </number:number-style>
    <number:number-style style:name="N292">
      <number:text>0,141</number:text>
    </number:number-style>
    <number:number-style style:name="N293">
      <number:text>0,578</number:text>
    </number:number-style>
    <number:number-style style:name="N294">
      <number:text>0,534</number:text>
    </number:number-style>
    <number:number-style style:name="N295">
      <number:text>0,255</number:text>
    </number:number-style>
    <number:number-style style:name="N296">
      <number:text>0,576</number:text>
    </number:number-style>
    <number:number-style style:name="N297">
      <number:text>1,882</number:text>
    </number:number-style>
    <number:number-style style:name="N298">
      <number:text>2,152</number:text>
    </number:number-style>
    <number:number-style style:name="N299">
      <number:text>0,510</number:text>
    </number:number-style>
    <number:number-style style:name="N300">
      <number:text>1,691</number:text>
    </number:number-style>
    <number:number-style style:name="N301">
      <number:text>0,858</number:text>
    </number:number-style>
    <number:number-style style:name="N302">
      <number:text>0,266</number:text>
    </number:number-style>
    <number:number-style style:name="N303">
      <number:text>0,059</number:text>
    </number:number-style>
    <number:number-style style:name="N304">
      <number:text>0,250</number:text>
    </number:number-style>
    <number:number-style style:name="N305">
      <number:text>0,380</number:text>
    </number:number-style>
    <number:number-style style:name="N306">
      <number:text>0,789</number:text>
    </number:number-style>
    <number:number-style style:name="N307">
      <number:text>0,227</number:text>
    </number:number-style>
    <number:number-style style:name="N308">
      <number:text>0,984</number:text>
    </number:number-style>
    <number:number-style style:name="N309">
      <number:text>0,035</number:text>
    </number:number-style>
    <number:number-style style:name="N310">
      <number:text>1,412</number:text>
    </number:number-style>
    <number:number-style style:name="N311">
      <number:text>0,897</number:text>
    </number:number-style>
    <number:number-style style:name="N312">
      <number:text>0,830</number:text>
    </number:number-style>
    <number:number-style style:name="N313">
      <number:text>0,040</number:text>
    </number:number-style>
    <number:number-style style:name="N314">
      <number:text>3,031</number:text>
    </number:number-style>
    <number:number-style style:name="N315">
      <number:text>0,677</number:text>
    </number:number-style>
    <number:number-style style:name="N316">
      <number:text>0,589</number:text>
    </number:number-style>
    <number:number-style style:name="N317">
      <number:text>1,247</number:text>
    </number:number-style>
    <number:number-style style:name="N318">
      <number:text>0,569</number:text>
    </number:number-style>
    <number:number-style style:name="N319">
      <number:text>0,246</number:text>
    </number:number-style>
    <number:number-style style:name="N320">
      <number:text>1,836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Elenas</meta:initial-creator>
    <meta:creation-date>2021-12-29T12:52:53Z</meta:creation-date>
    <dc:date>2025-07-08T12:02:10.384404400</dc:date>
    <meta:editing-cycles>4</meta:editing-cycles>
    <meta:editing-duration>PT1H26M34S</meta:editing-duration>
    <meta:document-statistic meta:table-count="1" meta:cell-count="25" meta:object-count="0"/>
  </office:meta>
</office:document-meta>
</file>